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" draw:layer="layout" svg:width="4.05cm" svg:height="1.73cm" svg:x="1.5cm" svg:y="2.865cm">
          <text:p text:style-name="P1"><text:span text:style-name="T1">EXT Statuschang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4.05cm" svg:height="1.298cm" svg:x="12.75cm" svg:y="2cm">
          <text:p text:style-name="P3"><text:span text:style-name="T1">FilterManagerStar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4.775cm" svg:y1="2cm" svg:x2="3.524cm" svg:y2="2.865cm" draw:start-shape="id1" draw:end-shape="id2" draw:end-glue-point="4">
          <text:p/>
        </draw:connector>
        <draw:custom-shape draw:style-name="gr1" draw:text-style-name="P2" draw:id="id4" draw:layer="layout" svg:width="4.05cm" svg:height="1.297cm" svg:x="12.75cm" svg:y="7.622cm">
          <text:p text:style-name="P1"><text:span text:style-name="T1">FilterManager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2.7cm" svg:height="1.298cm" svg:x="6cm" svg:y="2.865cm">
          <text:p text:style-name="P1"><text:span text:style-name="T1">EXT Ala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8.303cm" svg:y1="3.972cm" svg:x2="12.75cm" svg:y2="8.27cm" draw:start-shape="id3" draw:start-glue-point="9" draw:end-shape="id4" draw:end-glue-point="3">
          <text:p/>
        </draw:connector>
        <draw:custom-shape draw:style-name="gr1" draw:text-style-name="P2" draw:id="id5" draw:layer="layout" svg:width="3.15cm" svg:height="1.298cm" svg:x="9.15cm" svg:y="2.865cm">
          <text:p text:style-name="P1"><text:span text:style-name="T1">EXT Comma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10.725cm" svg:y1="4.163cm" svg:x2="14.775cm" svg:y2="7.622cm" draw:start-shape="id5" draw:end-shape="id4">
          <text:p/>
        </draw:connector>
        <draw:custom-shape draw:style-name="gr1" draw:text-style-name="P2" draw:id="id6" draw:layer="layout" svg:width="4.95cm" svg:height="2.594cm" svg:x="23.55cm" svg:y="6.325cm">
          <text:p text:style-name="P1"><text:span text:style-name="T1">AMS MMind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14.775cm" svg:y1="8.919cm" svg:x2="26.025cm" svg:y2="8.919cm" draw:start-shape="id4" draw:start-glue-point="2" draw:end-shape="id6">
          <text:p/>
        </draw:connector>
        <draw:custom-shape draw:style-name="gr1" draw:text-style-name="P2" draw:id="id7" draw:layer="layout" svg:width="4.5cm" svg:height="1.297cm" svg:x="22.2cm" svg:y="4.595cm">
          <text:p text:style-name="P1"><text:span text:style-name="T1">AMS Comma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22.857cm" svg:y1="4.783cm" svg:x2="14.775cm" svg:y2="7.622cm" draw:start-shape="id7" draw:start-glue-point="5" draw:end-shape="id4" draw:end-glue-point="0">
          <text:p/>
        </draw:connector>
        <draw:custom-shape draw:style-name="gr1" draw:text-style-name="P2" draw:id="id8" draw:layer="layout" svg:width="3.15cm" svg:height="1.297cm" svg:x="12.75cm" svg:y="16.271cm">
          <text:p text:style-name="P1"><text:span text:style-name="T1">DistributorStar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2.75cm" svg:y1="16.919cm" svg:x2="3.524cm" svg:y2="4.593cm" draw:start-shape="id8" draw:start-glue-point="3" draw:end-shape="id2" draw:end-glue-point="8">
          <text:p/>
        </draw:connector>
        <draw:custom-shape draw:style-name="gr1" draw:text-style-name="P2" draw:id="id9" draw:layer="layout" svg:width="3.15cm" svg:height="1.298cm" svg:x="12.75cm" svg:y="12.811cm">
          <text:p text:style-name="P1"><text:span text:style-name="T1">DistributorWork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2.75cm" svg:y1="13.46cm" svg:x2="7.349cm" svg:y2="4.161cm" draw:start-shape="id9" draw:start-glue-point="3" draw:end-shape="id3" draw:end-glue-point="8">
          <text:p/>
        </draw:connector>
        <draw:connector draw:style-name="gr2" draw:text-style-name="P4" draw:layer="layout" svg:x1="15.9cm" svg:y1="13.46cm" svg:x2="22.2cm" svg:y2="5.243cm" draw:start-shape="id9" draw:start-glue-point="1" draw:end-shape="id7" draw:end-glue-point="3">
          <text:p/>
        </draw:connector>
        <draw:custom-shape draw:style-name="gr1" draw:text-style-name="P2" draw:id="id10" draw:layer="layout" svg:width="4.5cm" svg:height="1.73cm" svg:x="21.75cm" svg:y="15.838cm">
          <text:p text:style-name="P1"><text:span text:style-name="T1">AMS ... Connec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14.325cm" svg:y1="14.109cm" svg:x2="24cm" svg:y2="15.838cm" draw:start-shape="id9" draw:start-glue-point="2" draw:end-shape="id10">
          <text:p/>
        </draw:connector>
        <draw:custom-shape draw:style-name="gr1" draw:text-style-name="P2" draw:id="id11" draw:layer="layout" svg:width="5.4cm" svg:height="1.729cm" svg:x="21.75cm" svg:y="11.082cm">
          <text:p text:style-name="P1"><text:span text:style-name="T1">AMS Distribu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21.75cm" svg:y1="11.946cm" svg:x2="14.325cm" svg:y2="12.811cm" draw:start-shape="id11" draw:end-shape="id9" draw:end-glue-point="0">
          <text:p/>
        </draw:connector>
        <draw:custom-shape draw:style-name="gr1" draw:text-style-name="P2" draw:id="id12" draw:layer="layout" svg:width="2.25cm" svg:height="1.73cm" svg:x="12.3cm" svg:y="9.352cm">
          <text:p text:style-name="P1"><text:span text:style-name="T1">AMS Repl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13.425cm" svg:y1="11.082cm" svg:x2="14.325cm" svg:y2="12.811cm" draw:start-shape="id12" draw:start-glue-point="2" draw:end-shape="id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östa Steen</meta:initial-creator>
    <meta:creation-date>2008-05-07T14:42:11</meta:creation-date>
    <dc:creator>Gösta Steen</dc:creator>
    <dc:date>2008-05-07T17:11:58</dc:date>
    <meta:editing-cycles>1</meta:editing-cycles>
    <meta:editing-duration>PT1H59M2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